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25.689cm" fo:margin-left="0.002cm" fo:margin-top="0cm" fo:margin-bottom="0cm" table:align="left" style:writing-mode="lr-tb"/>
    </style:style>
    <style:style style:name="Table1.A" style:family="table-column">
      <style:table-column-properties style:column-width="8.851cm"/>
    </style:style>
    <style:style style:name="Table1.B" style:family="table-column">
      <style:table-column-properties style:column-width="16.838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48cm" fo:padding-right="0.049cm" fo:padding-top="0.049cm" fo:padding-bottom="0.049cm" fo:border-left="0.25pt solid #808080" fo:border-right="none" fo:border-top="0.25pt solid #808080" fo:border-bottom="0.25pt solid #808080">
        <style:background-image/>
      </style:table-cell-properties>
    </style:style>
    <style:style style:name="Table1.B1" style:family="table-cell">
      <style:table-cell-properties fo:background-color="transparent" fo:padding-left="0.048cm" fo:padding-right="0.049cm" fo:padding-top="0.049cm" fo:padding-bottom="0.049cm" fo:border="0.25pt solid #808080">
        <style:background-image/>
      </style:table-cell-properties>
    </style:style>
    <style:style style:name="Table1.7" style:family="table-row">
      <style:table-row-properties style:min-row-height="0.683cm" fo:keep-together="auto"/>
    </style:style>
    <style:style style:name="P1" style:family="paragraph" style:parent-style-name="Heading_20_1" style:list-style-name="WWNum1" style:master-page-name="Standard">
      <style:paragraph-properties fo:text-align="center" style:justify-single-word="false" style:page-number="auto"/>
    </style:style>
    <style:style style:name="P2" style:family="paragraph" style:parent-style-name="Standard">
      <style:text-properties style:text-underline-style="none" fo:font-weight="normal" officeooo:rsid="00120055" officeooo:paragraph-rsid="0016af39" style:font-weight-asian="normal" style:font-weight-complex="normal"/>
    </style:style>
    <style:style style:name="P3" style:family="paragraph" style:parent-style-name="Standard">
      <style:text-properties style:text-underline-style="none" officeooo:rsid="00120055" officeooo:paragraph-rsid="00120055"/>
    </style:style>
    <style:style style:name="P4" style:family="paragraph" style:parent-style-name="Standard">
      <style:text-properties officeooo:rsid="000e84ba" officeooo:paragraph-rsid="000e84ba" fo:background-color="#ffff00"/>
    </style:style>
    <style:style style:name="P5" style:family="paragraph" style:parent-style-name="Standard">
      <style:text-properties officeooo:paragraph-rsid="0016743c" fo:background-color="#ffff00"/>
    </style:style>
    <style:style style:name="P6" style:family="paragraph" style:parent-style-name="Table_20_Contents">
      <style:text-properties fo:color="#000000" loext:opacity="100%" fo:language="en" fo:country="GB" fo:font-weight="bold" officeooo:paragraph-rsid="00120055" style:font-weight-asian="bold" style:font-weight-complex="bold"/>
    </style:style>
    <style:style style:name="P7" style:family="paragraph" style:parent-style-name="Table_20_Contents">
      <style:text-properties fo:color="#000000" loext:opacity="100%" fo:language="en" fo:country="GB"/>
    </style:style>
    <style:style style:name="P8" style:family="paragraph" style:parent-style-name="Table_20_Contents">
      <style:text-properties fo:color="#000000" loext:opacity="100%" fo:font-weight="bold" officeooo:paragraph-rsid="00120055" style:font-weight-asian="bold" style:font-weight-complex="bold"/>
    </style:style>
    <style:style style:name="P9" style:family="paragraph" style:parent-style-name="Table_20_Contents">
      <style:text-properties fo:color="#000000" loext:opacity="100%" fo:language="en" fo:country="GB" fo:font-weight="bold" style:font-weight-asian="bold" style:font-weight-complex="bold"/>
    </style:style>
    <style:style style:name="P10" style:family="paragraph" style:parent-style-name="Table_20_Contents">
      <style:text-properties fo:color="#000000" loext:opacity="100%" fo:language="en" fo:country="GB" fo:font-style="italic" officeooo:paragraph-rsid="0016743c" style:font-style-asian="italic"/>
    </style:style>
    <style:style style:name="P11" style:family="paragraph" style:parent-style-name="Table_20_Contents">
      <style:text-properties fo:color="#000000" loext:opacity="100%" officeooo:rsid="001dca43" officeooo:paragraph-rsid="001dca43"/>
    </style:style>
    <style:style style:name="P12" style:family="paragraph" style:parent-style-name="Text_20_body">
      <style:paragraph-properties fo:margin-top="0cm" fo:margin-bottom="0cm" style:contextual-spacing="false"/>
      <style:text-properties fo:color="#000000" loext:opacity="100%" fo:language="en" fo:country="GB" fo:font-style="italic" style:font-style-asian="italic"/>
    </style:style>
    <style:style style:name="P13" style:family="paragraph" style:parent-style-name="Table_20_Contents">
      <style:text-properties fo:color="#000000" loext:opacity="100%" fo:language="en" fo:country="GB" fo:font-style="italic" style:font-style-asian="italic"/>
    </style:style>
    <style:style style:name="P14" style:family="paragraph" style:parent-style-name="Text_20_body">
      <style:paragraph-properties fo:margin-top="0cm" fo:margin-bottom="0cm" style:contextual-spacing="false"/>
      <style:text-properties officeooo:rsid="001dca43" officeooo:paragraph-rsid="001dca43"/>
    </style:style>
    <style:style style:name="P15" style:family="paragraph" style:parent-style-name="Text_20_body">
      <style:paragraph-properties fo:margin-top="0cm" fo:margin-bottom="0cm" style:contextual-spacing="false"/>
    </style:style>
    <style:style style:name="P16" style:family="paragraph" style:parent-style-name="Text_20_body">
      <style:paragraph-properties fo:margin-top="0cm" fo:margin-bottom="0cm" style:contextual-spacing="false"/>
      <style:text-properties fo:color="#000000" loext:opacity="100%"/>
    </style:style>
    <style:style style:name="P17" style:family="paragraph" style:parent-style-name="Table_20_Contents">
      <style:text-properties fo:color="#000000" loext:opacity="100%"/>
    </style:style>
    <style:style style:name="P18" style:family="paragraph" style:parent-style-name="Standard">
      <style:text-properties officeooo:rsid="000e84ba" officeooo:paragraph-rsid="000e84ba" fo:background-color="transparent"/>
    </style:style>
    <style:style style:name="P19" style:family="paragraph" style:parent-style-name="Text_20_body">
      <style:text-properties fo:font-size="14pt" fo:font-weight="bold" officeooo:rsid="000fc546" fo:background-color="transparent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33c1c3" officeooo:paragraph-rsid="001dca43" style:font-size-asian="12.25pt" style:font-weight-asian="bold" style:font-size-complex="14pt" style:font-weight-complex="bold"/>
    </style:style>
    <style:style style:name="P21" style:family="paragraph" style:parent-style-name="Standard">
      <style:text-properties fo:font-size="12pt" fo:font-weight="normal" officeooo:rsid="0033c1c3" officeooo:paragraph-rsid="001dca43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35ad18" officeooo:paragraph-rsid="001dca43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369ac8" officeooo:paragraph-rsid="001dca43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>
        <style:tab-stops>
          <style:tab-stop style:position="12.016cm"/>
        </style:tab-stops>
      </style:paragraph-properties>
      <style:text-properties fo:font-size="14pt" fo:font-weight="bold" officeooo:rsid="0036c651" officeooo:paragraph-rsid="001dca43" style:font-size-asian="12.25pt" style:font-weight-asian="bold" style:font-size-complex="14pt" style:font-weight-complex="bold"/>
    </style:style>
    <style:style style:name="P25" style:family="paragraph" style:parent-style-name="Standard">
      <style:paragraph-properties>
        <style:tab-stops>
          <style:tab-stop style:position="12.016cm"/>
        </style:tab-stops>
      </style:paragraph-properties>
      <style:text-properties fo:font-size="14pt" fo:font-weight="bold" officeooo:rsid="0036c651" officeooo:paragraph-rsid="001dca43" style:font-size-asian="14pt" style:font-weight-asian="bold" style:font-size-complex="14pt" style:font-weight-complex="bold"/>
    </style:style>
    <style:style style:name="P26" style:family="paragraph" style:parent-style-name="Standard">
      <style:paragraph-properties>
        <style:tab-stops>
          <style:tab-stop style:position="12.016cm"/>
        </style:tab-stops>
      </style:paragraph-properties>
      <style:text-properties fo:font-size="12pt" fo:font-weight="normal" officeooo:rsid="0036c651" officeooo:paragraph-rsid="001dca43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>
        <style:tab-stops>
          <style:tab-stop style:position="12.016cm"/>
        </style:tab-stops>
      </style:paragraph-properties>
      <style:text-properties fo:font-size="12pt" fo:font-weight="normal" officeooo:rsid="003c23f3" officeooo:paragraph-rsid="001dca43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>
        <style:tab-stops>
          <style:tab-stop style:position="12.016cm"/>
        </style:tab-stops>
      </style:paragraph-properties>
      <style:text-properties fo:font-size="14pt" fo:font-weight="bold" officeooo:rsid="003cf784" officeooo:paragraph-rsid="001dca43" style:font-size-asian="12.25pt" style:font-weight-asian="bold" style:font-size-complex="14pt" style:font-weight-complex="bold"/>
    </style:style>
    <style:style style:name="P29" style:family="paragraph" style:parent-style-name="Standard">
      <style:paragraph-properties>
        <style:tab-stops>
          <style:tab-stop style:position="12.016cm"/>
        </style:tab-stops>
      </style:paragraph-properties>
      <style:text-properties fo:font-size="12pt" fo:font-weight="normal" officeooo:rsid="003cf784" officeooo:paragraph-rsid="001dca43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>
        <style:tab-stops>
          <style:tab-stop style:position="12.016cm"/>
        </style:tab-stops>
      </style:paragraph-properties>
      <style:text-properties fo:font-size="14pt" fo:font-weight="bold" officeooo:rsid="003d886c" officeooo:paragraph-rsid="001dca43" style:font-size-asian="12.25pt" style:font-weight-asian="bold" style:font-size-complex="14pt" style:font-weight-complex="bold"/>
    </style:style>
    <style:style style:name="P31" style:family="paragraph" style:parent-style-name="Standard">
      <style:paragraph-properties>
        <style:tab-stops>
          <style:tab-stop style:position="12.016cm"/>
        </style:tab-stops>
      </style:paragraph-properties>
      <style:text-properties fo:font-size="12pt" fo:font-weight="normal" officeooo:rsid="003d886c" officeooo:paragraph-rsid="001dca43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>
        <style:tab-stops>
          <style:tab-stop style:position="12.016cm"/>
        </style:tab-stops>
      </style:paragraph-properties>
      <style:text-properties fo:font-size="14pt" fo:font-weight="bold" officeooo:rsid="003eb26f" officeooo:paragraph-rsid="001dca43" style:font-size-asian="14pt" style:font-weight-asian="bold" style:font-size-complex="14pt" style:font-weight-complex="bold"/>
    </style:style>
    <style:style style:name="P33" style:family="paragraph" style:parent-style-name="Standard">
      <style:paragraph-properties>
        <style:tab-stops>
          <style:tab-stop style:position="12.016cm"/>
        </style:tab-stops>
      </style:paragraph-properties>
      <style:text-properties fo:font-size="12pt" fo:font-weight="normal" officeooo:rsid="003fad34" officeooo:paragraph-rsid="001dca43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>
        <style:tab-stops>
          <style:tab-stop style:position="12.016cm"/>
        </style:tab-stops>
      </style:paragraph-properties>
      <style:text-properties fo:font-size="14pt" fo:font-weight="bold" officeooo:rsid="003d886c" officeooo:paragraph-rsid="001dca43" style:font-size-asian="14pt" style:font-weight-asian="bold" style:font-size-complex="14pt" style:font-weight-complex="bold"/>
    </style:style>
    <style:style style:name="P35" style:family="paragraph" style:parent-style-name="Standard">
      <style:paragraph-properties>
        <style:tab-stops>
          <style:tab-stop style:position="12.016cm"/>
        </style:tab-stops>
      </style:paragraph-properties>
      <style:text-properties style:font-name="sans-serif" fo:font-size="12pt" fo:font-weight="normal" officeooo:rsid="003fad34" officeooo:paragraph-rsid="001dca43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2ba7ce" officeooo:paragraph-rsid="001dca43" style:font-size-asian="10.5pt" style:font-weight-asian="normal" style:font-size-complex="12pt" style:font-weight-complex="normal"/>
    </style:style>
    <style:style style:name="T1" style:family="text">
      <style:text-properties officeooo:rsid="0016743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fo:background-color="#ffff00" loext:char-shading-value="0" style:font-weight-asian="bold" style:font-weight-complex="bold"/>
    </style:style>
    <style:style style:name="T4" style:family="text">
      <style:text-properties officeooo:rsid="0016af39"/>
    </style:style>
    <style:style style:name="T5" style:family="text">
      <style:text-properties officeooo:rsid="0016743c" fo:background-color="transparent" loext:char-shading-value="0"/>
    </style:style>
    <style:style style:name="T6" style:family="text">
      <style:text-properties fo:font-weight="bold" officeooo:rsid="0016743c" fo:background-color="#ffff00" loext:char-shading-value="0" style:font-weight-asian="bold" style:font-weight-complex="bold"/>
    </style:style>
    <style:style style:name="T7" style:family="text">
      <style:text-properties style:use-window-font-color="true" loext:opacity="0%" officeooo:rsid="0016743c" fo:background-color="transparent" loext:char-shading-value="0"/>
    </style:style>
    <style:style style:name="T8" style:family="text">
      <style:text-properties officeooo:rsid="0016af39" fo:background-color="transparent" loext:char-shading-value="0"/>
    </style:style>
    <style:style style:name="T9" style:family="text">
      <style:text-properties style:text-underline-style="solid" style:text-underline-width="auto" style:text-underline-color="font-color" fo:font-weight="bold" officeooo:rsid="0016af39" fo:background-color="#ffff00" loext:char-shading-value="0" style:font-weight-asian="bold" style:font-weight-complex="bold"/>
    </style:style>
    <style:style style:name="T10" style:family="text">
      <style:text-properties fo:font-weight="bold" officeooo:rsid="0016af39" fo:background-color="#ffff00" loext:char-shading-value="0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0120055"/>
    </style:style>
    <style:style style:name="T14" style:family="text">
      <style:text-properties fo:font-style="italic" fo:font-weight="bold" officeooo:rsid="00120055" style:font-style-asian="italic" style:font-weight-asian="bold" style:font-style-complex="italic" style:font-weight-complex="bold"/>
    </style:style>
    <style:style style:name="T15" style:family="text">
      <style:text-properties fo:font-style="italic" fo:font-weight="normal" officeooo:rsid="00120055" style:font-style-asian="italic" style:font-weight-asian="normal" style:font-style-complex="italic" style:font-weight-complex="normal"/>
    </style:style>
    <style:style style:name="T16" style:family="text">
      <style:text-properties fo:font-style="normal" fo:font-weight="normal" officeooo:rsid="00120055" style:font-style-asian="normal" style:font-weight-asian="normal" style:font-style-complex="normal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background-color="transparent" loext:char-shading-value="0"/>
    </style:style>
    <style:style style:name="T19" style:family="text">
      <style:text-properties fo:font-weight="bold" officeooo:rsid="0016743c" style:font-weight-asian="bold" style:font-weight-complex="bold"/>
    </style:style>
    <style:style style:name="T20" style:family="text">
      <style:text-properties officeooo:rsid="001940c1"/>
    </style:style>
    <style:style style:name="T21" style:family="text">
      <style:text-properties fo:color="#000000" loext:opacity="100%" fo:language="en" fo:country="GB" fo:font-style="italic" style:font-style-asian="italic"/>
    </style:style>
    <style:style style:name="T22" style:family="text">
      <style:text-properties fo:color="#000000" loext:opacity="100%" fo:language="en" fo:country="GB" fo:font-style="italic" officeooo:rsid="000c0eba" style:font-style-asian="italic"/>
    </style:style>
    <style:style style:name="T23" style:family="text">
      <style:text-properties officeooo:rsid="001f8917"/>
    </style:style>
    <style:style style:name="T24" style:family="text">
      <style:text-properties officeooo:rsid="000fdb09"/>
    </style:style>
    <style:style style:name="T25" style:family="text">
      <style:text-properties style:font-name="sans-serif"/>
    </style:style>
    <style:style style:name="T26" style:family="text">
      <style:text-properties officeooo:rsid="0035ad18"/>
    </style:style>
    <style:style style:name="T27" style:family="text">
      <style:text-properties officeooo:rsid="00369ac8"/>
    </style:style>
    <style:style style:name="T28" style:family="text">
      <style:text-properties style:font-name="sans-serif" officeooo:rsid="003aea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h text:style-name="P1" text:outline-level="1">Parallel Computing Reflective Journal Template <text:span text:style-name="T1">2024</text:span></text:h>
        </text:list-item>
      </text:list>
      <text:p text:style-name="P2"><text:span text:style-name="T2">Please name this file</text:span>: <text:span text:style-name="T3">Firstname_Surname_Journal_XX.odt</text:span>, where XX is the number of the Practical; <text:span text:style-name="T4">for </text:span>e.g.: Kevin_Farrell_Journal_01.odt, <text:span text:style-name="T1">and </text:span><text:span text:style-name="T5">save it in your </text:span><text:span text:style-name="T6">Documents directory</text:span><text:span text:style-name="T7"> on your Linux VM, or a specified folder on your Apple Mac Laptop</text:span><text:span text:style-name="T5">.</text:span></text:p>
      <text:p text:style-name="P2"><text:span text:style-name="T5"/></text:p>
      <text:p text:style-name="P2"><text:span text:style-name="T8">Complete it </text:span><text:span text:style-name="T9">before</text:span><text:span text:style-name="T8"> you finish the practical session and </text:span><text:span text:style-name="T10">upload</text:span><text:span text:style-name="T8"> it to the relevant link on Brightspace.</text:span></text:p>
      <text:p text:style-name="P3"><text:span text:style-name="T11"/></text:p>
      <text:p text:style-name="Standard"><text:span text:style-name="T12">Note</text:span>: <text:span text:style-name="T13">You </text:span><text:span text:style-name="T14">must</text:span><text:span text:style-name="T15"> </text:span><text:span text:style-name="T16">p</text:span><text:span text:style-name="T17">rovide</text:span> evidence for your answers, where appropriate, by inserting examples<text:bookmark text:name="_GoBack"/> of Practical work you undertook; for eg: solutions attempted <text:span text:style-name="T13">in the appropriate boxes </text:span><text:span text:style-name="T4">in the table</text:span><text:span text:style-name="T13"> or at the end of this document.</text:span></text:p>
      <text:p text:style-name="Standard"/>
      <text:p text:style-name="P4">Please also paste your work at the end of this document; for eg: your pseudo-code, flow charts, notes that you took, etc.</text:p>
      <text:p text:style-name="P4"/>
      <text:p text:style-name="P5"><text:span text:style-name="T5">Completing this document forms part of the assessment for the module. However, you are expected also to keep a single document called your </text:span><text:span text:style-name="T11">"Project Planning and Coding Manual"</text:span><text:span text:style-name="T18">, </text:span><text:span text:style-name="T5">which contains all of the work you do each week. Your </text:span><text:span text:style-name="T19">Project Planning and Coding Manual</text:span><text:span text:style-name="T1"> may be inspected by your Lecturer at any time.</text:span>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Student ID:</text:p>
            <text:p text:style-name="P7"/>
          </table:table-cell>
          <table:table-cell table:style-name="Table1.B1" office:value-type="string">
            <text:p text:style-name="P6">Name: <text:span text:style-name="T20">Isabella Sturzu</text:span></text:p>
          </table:table-cell>
        </table:table-row>
        <table:table-row table:style-name="Table1.1">
          <table:table-cell table:style-name="Table1.A1" office:value-type="string">
            <text:p text:style-name="P8">Session Date:</text:p>
            <text:p text:style-name="P9"/>
          </table:table-cell>
          <table:table-cell table:style-name="Table1.B1" office:value-type="string">
            <text:p text:style-name="P6">Practical Name/Topic: <text:span text:style-name="T20">Practical 03 – Further Planning your serial code and writing it in C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1">A</text:span>part from <text:span text:style-name="T1">reading </text:span>the Practical handout, <text:span text:style-name="T1">w</text:span>hat <text:span text:style-name="T1">background work did you do for</text:span> for this session? <text:span text:style-name="T1">For eg: read about module material, looked at Lecturer videos, looked at other relevant videos, etc.</text:span></text:p>
            <text:p text:style-name="P10"/>
            <text:p text:style-name="P10"/>
          </table:table-cell>
          <table:table-cell table:style-name="Table1.B1" office:value-type="string">
            <text:p text:style-name="P11">General work with lecture material and the videos posted on the moodle</text:p>
          </table:table-cell>
        </table:table-row>
        <table:table-row table:style-name="Table1.1">
          <table:table-cell table:style-name="Table1.A1" office:value-type="string">
            <text:p text:style-name="P12">What were the main points that were new to me in the Practical?</text:p>
            <text:p text:style-name="P13"><text:soft-page-break/></text:p>
            <text:p text:style-name="P13"/>
          </table:table-cell>
          <table:table-cell table:style-name="Table1.B1" office:value-type="string">
            <text:p text:style-name="P14"/>
            <text:p text:style-name="P15"/>
            <text:p text:style-name="P16"><text:soft-page-break/></text:p>
          </table:table-cell>
        </table:table-row>
        <table:table-row table:style-name="Table1.1">
          <table:table-cell table:style-name="Table1.A1" office:value-type="string">
            <text:p text:style-name="P13">What were <text:span text:style-name="T19">three</text:span> main things I learned?</text:p>
            <text:p text:style-name="P13"/>
            <text:p text:style-name="P13"/>
            <text:p text:style-name="P13"/>
          </table:table-cell>
          <table:table-cell table:style-name="Table1.B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2">In trying to solve the problems, what were the things I tried?</text:p>
            <text:p text:style-name="P12"/>
            <text:p text:style-name="P12"/>
          </table:table-cell>
          <table:table-cell table:style-name="Table1.B1" office:value-type="string">
            <text:p text:style-name="P11">I took time to understand macros</text:p>
          </table:table-cell>
        </table:table-row>
        <table:table-row table:style-name="Table1.7">
          <table:table-cell table:style-name="Table1.A1" office:value-type="string">
            <text:p text:style-name="P12">What went wrong in my initial attempts to solve each problem, and why?</text:p>
            <text:p text:style-name="P12"/>
            <text:p text:style-name="P12"/>
          </table:table-cell>
          <table:table-cell table:style-name="Table1.B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2">What went right in my final attempts to solve each problem, and why?</text:p>
            <text:p text:style-name="P12"/>
            <text:p text:style-name="P12"/>
          </table:table-cell>
          <table:table-cell table:style-name="Table1.B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2">How did my learning in the Practical relate to what I’m learning in other parts of the module; for example: in the Lecture</text:p>
            <text:p text:style-name="P12"/>
            <text:p text:style-name="P12"/>
          </table:table-cell>
          <table:table-cell table:style-name="Table1.B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3">What did we not cover that I expected we should?</text:p>
            <text:p text:style-name="P13"/>
            <text:p text:style-name="P13"/>
          </table:table-cell>
          <table:table-cell table:style-name="Table1.B1" office:value-type="string">
            <text:p text:style-name="P17"/>
          </table:table-cell>
        </table:table-row>
        <text:soft-page-break/>
        <table:table-row table:style-name="Table1.1">
          <table:table-cell table:style-name="Table1.A1" office:value-type="string">
            <text:p text:style-name="P13">What was new or surprising to me?</text:p>
            <text:p text:style-name="P13"/>
            <text:p text:style-name="P13"/>
          </table:table-cell>
          <table:table-cell table:style-name="Table1.B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3">I am still unsure about…</text:p>
            <text:p text:style-name="P13"/>
            <text:p text:style-name="P13"/>
          </table:table-cell>
          <table:table-cell table:style-name="Table1.B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3">Issues that interested me a lot, and that I would like to study in more detail</text:p>
            <text:p text:style-name="P13"/>
            <text:p text:style-name="P13"/>
          </table:table-cell>
          <table:table-cell table:style-name="Table1.B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T21">What I most liked about this </text:span><text:span text:style-name="T22">Practical</text:span><text:span text:style-name="T21"> was…</text:span></text:p>
            <text:p text:style-name="P13"/>
            <text:p text:style-name="P13"/>
          </table:table-cell>
          <table:table-cell table:style-name="Table1.B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T21">What I most disliked about this </text:span><text:span text:style-name="T22">Practical</text:span><text:span text:style-name="T21"> was…</text:span></text:p>
            <text:p text:style-name="P13"/>
            <text:p text:style-name="P13"/>
          </table:table-cell>
          <table:table-cell table:style-name="Table1.B1" office:value-type="string">
            <text:p text:style-name="P11">It was very long</text:p>
          </table:table-cell>
        </table:table-row>
        <table:table-row table:style-name="Table1.1">
          <table:table-cell table:style-name="Table1.A1" office:value-type="string">
            <text:p text:style-name="P12">How did you feel about how you performed in the Practical?</text:p>
            <text:p text:style-name="P12"/>
            <text:p text:style-name="P12"/>
          </table:table-cell>
          <table:table-cell table:style-name="Table1.B1" office:value-type="string">
            <text:p text:style-name="P11">I feel <text:span text:style-name="T23">the parts I have completed are of a high standard</text:span></text:p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T21">Miscellaneous interesting facts I learned in this </text:span><text:span text:style-name="T22">Practical</text:span><text:span text:style-name="T21">…</text:span></text:p>
            <text:p text:style-name="P13"/>
            <text:p text:style-name="P13"/>
          </table:table-cell>
          <table:table-cell table:style-name="Table1.B1" office:value-type="string">
            <text:p text:style-name="P11"/>
          </table:table-cell>
        </table:table-row>
      </table:table>
      <text:p text:style-name="Standard"/>
      <text:p text:style-name="Standard"/>
      <text:p text:style-name="P4">Please paste your work <text:span text:style-name="T24">here</text:span></text:p>
      <text:p text:style-name="P18"/>
      <text:p text:style-name="P19"><text:span text:style-name="T25"/></text:p>
      <text:p text:style-name="P20"><text:soft-page-break/>2.5 Exercise</text:p>
      <text:p text:style-name="P21"/>
      <text:p text:style-name="P21">Basic Model:</text:p>
      <text:p text:style-name="P21"><text:tab/>-Labelled</text:p>
      <text:p text:style-name="P21"><text:tab/>-<text:span text:style-name="T26">Mine doesn’t account for removed coming back as revived Zombie</text:span></text:p>
      <text:p text:style-name="P21"><text:tab/>-<text:span text:style-name="T26">Otherwise the same</text:span></text:p>
      <text:p text:style-name="P21"/>
      <text:p text:style-name="P22">Latent Infection Model:</text:p>
      <text:p text:style-name="P22"><text:tab/>-Labelled </text:p>
      <text:p text:style-name="P22"><text:tab/>-Mine doesn’t account for removed coming back as revived Zombie</text:p>
      <text:p text:style-name="P22"><text:tab/>-Otherwise the same</text:p>
      <text:p text:style-name="P22"/>
      <text:p text:style-name="P20"/>
      <text:p text:style-name="P20">2.<text:span text:style-name="T26">6</text:span> Exercise</text:p>
      <text:p text:style-name="P22">I think they’re very similar. I only forgot to account for one detail in both. I think they both should receive 90%</text:p>
      <text:p text:style-name="P22"/>
      <text:p text:style-name="P22"/>
      <text:p text:style-name="P20">2.<text:span text:style-name="T26">11 </text:span>Exercise</text:p>
      <text:p text:style-name="P23">Both of my lists do not account for the <text:span text:style-name="T26">removed coming back as revived Zombie</text:span></text:p>
      <text:p text:style-name="P23"/>
      <text:p text:style-name="P20">2.<text:span text:style-name="T26">1</text:span><text:span text:style-name="T27">2</text:span><text:span text:style-name="T26"> </text:span>Exercise</text:p>
      <text:p text:style-name="P23">90% for both as they are almost the same appart from one missing detail</text:p>
      <text:p text:style-name="P24"/>
      <text:p text:style-name="P24"/>
      <text:p text:style-name="P24"/>
      <text:p text:style-name="P24"/>
      <text:p text:style-name="P25"><text:span text:style-name="T25">3.3</text:span> <text:span text:style-name="T25">Exercise: In your</text:span> <text:span text:style-name="T25">Project Planning and Coding Manual, compare</text:span> <text:span text:style-name="T25">your list and </text:span><text:span text:style-name="T28">mine</text:span></text:p>
      <text:p text:style-name="P26">My list is less thorough than the lecturers. I lack in macro definitions completely and instead put what should have been a macro as a variable. That said my variables are decent and cover a large amount of the things I should be considering in my project.</text:p>
      <text:p text:style-name="P26"><text:soft-page-break/></text:p>
      <text:p text:style-name="P25"><text:span text:style-name="T25">3.4</text:span> <text:span text:style-name="T25">Exercise: Rate how complete your list of all of the necessary variables, constants, macro definitions and functions is, giving yourself a percentage mark. Use my list as a comparison/guide</text:span></text:p>
      <text:p text:style-name="P27">85%</text:p>
      <text:p text:style-name="P27"/>
      <text:p text:style-name="P28">Flow chart and pseudo code</text:p>
      <text:p text:style-name="P28"/>
      <text:p text:style-name="P29">Start of Program -&gt; Variables initalised -&gt; Assign zombie and susceptible spaces of array -&gt; </text:p>
      <text:p text:style-name="P29"/>
      <text:p text:style-name="P29">Start Loop of program, starting at day 1, ending at specified time -&gt; <text:s/>Assign different cells new values </text:p>
      <text:p text:style-name="P29"/>
      <text:p text:style-name="P29">in future array <text:s/>-&gt; end Loop at end of specified time</text:p>
      <text:p text:style-name="P29"/>
      <text:p text:style-name="P29"/>
      <text:p text:style-name="P29"/>
      <text:p text:style-name="P30">9.2</text:p>
      <text:p text:style-name="P31">CellChecker() : revivalTime, infectTime, chanceToInfect</text:p>
      <text:p text:style-name="P31">CellUpdater() : <text:s/>revivalTime, infectTime, chanceToInfect</text:p>
      <text:p text:style-name="P31">InfectedCellTimer() : InfectTime</text:p>
      <text:p text:style-name="P32"><text:span text:style-name="T25">9.3</text:span> <text:span text:style-name="T25">List the</text:span> <text:span text:style-name="T25">global</text:span> <text:span text:style-name="T25">variables and constants that you believe will be used in each function.</text:span></text:p>
      <text:p text:style-name="P31">Populate() : Population</text:p>
      <text:p text:style-name="P31">CellChecker() : Population</text:p>
      <text:p text:style-name="P31">CellUpdater() : Population</text:p>
      <text:p text:style-name="P33">DayReset() : Time</text:p>
      <text:p text:style-name="P34"><text:span text:style-name="T25">9.4</text:span> <text:span text:style-name="T25">List the possible</text:span> <text:span text:style-name="T25">local</text:span> <text:span text:style-name="T25">variables and constants that will be needed in each function.</text:span></text:p>
      <text:p text:style-name="P35">Populate() : z,s,i, r</text:p>
      <text:p text:style-name="P35">CellChecker() : z,s,i, r</text:p>
      <text:p text:style-name="P35">CellUpdater() : z,s,i, r</text:p>
      <text:p text:style-name="P35">DeathUpdate() : r</text:p>
      <text:p text:style-name="P35">BirthUpdate() : s</text:p>
      <text:p text:style-name="P36"><text:soft-page-break/><text:span text:style-name="T2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12pt" fo:language="en" fo:country="IE" style:letter-kerning="fals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ans" fo:font-size="12pt" fo:language="en" fo:country="IE" style:letter-kerning="fals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4cm" fo:margin-bottom="0.3cm" style:contextual-spacing="false" fo:keep-together="always" fo:keep-with-next="always"/>
      <style:text-properties fo:color="#283138" loext:opacity="100%" fo:font-size="18pt" fo:font-weight="bold" style:font-name-asian="Times New Roman" style:font-family-asian="'Times New Roman'" style:font-family-generic-asian="system" style:font-pitch-asian="variable" style:font-size-asian="18pt" style:font-weight-asian="bold" style:font-size-complex="14pt" style:font-weight-complex="bold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47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age </text:span><text:page-number text:select-page="current">6</text:page-number><text:span text:style-name="MT1"><text:s/>of </text:span><text:page-count>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5</meta:editing-cycles>
    <meta:creation-date>2016-12-08T01:36:00</meta:creation-date>
    <dc:date>2024-11-13T00:37:43.740067792</dc:date>
    <dc:language>en-IE</dc:language>
    <meta:editing-duration>PT1H19M1S</meta:editing-duration>
    <meta:generator>LibreOffice/24.8.2.1$Linux_X86_64 LibreOffice_project/480$Build-1</meta:generator>
    <meta:document-statistic meta:table-count="1" meta:image-count="0" meta:object-count="0" meta:page-count="6" meta:paragraph-count="69" meta:word-count="728" meta:character-count="4276" meta:non-whitespace-character-count="360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